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layout-cache" manifest:media-type="application/binary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bd37" officeooo:paragraph-rsid="001bbd37" style:font-weight-asian="bold" style:font-weight-complex="bold"/>
    </style:style>
    <style:style style:name="P2" style:family="paragraph" style:parent-style-name="Standard">
      <style:text-properties fo:font-weight="bold" officeooo:rsid="001c9300" officeooo:paragraph-rsid="001c9300" style:font-weight-asian="bold" style:font-weight-complex="bold"/>
    </style:style>
    <style:style style:name="P3" style:family="paragraph" style:parent-style-name="Standard">
      <style:text-properties fo:font-weight="bold" officeooo:rsid="002024d0" officeooo:paragraph-rsid="002024d0" style:font-weight-asian="bold" style:font-weight-complex="bold"/>
    </style:style>
    <style:style style:name="P4" style:family="paragraph" style:parent-style-name="Standard">
      <style:text-properties fo:font-weight="bold" officeooo:rsid="00227a3d" officeooo:paragraph-rsid="00227a3d" style:font-weight-asian="bold" style:font-weight-complex="bold"/>
    </style:style>
    <style:style style:name="P5" style:family="paragraph" style:parent-style-name="Standard">
      <style:text-properties fo:font-weight="bold" officeooo:rsid="003e83c9" officeooo:paragraph-rsid="003e83c9" style:font-weight-asian="bold" style:font-weight-complex="bold"/>
    </style:style>
    <style:style style:name="P6" style:family="paragraph" style:parent-style-name="Standard">
      <style:text-properties fo:font-weight="bold" officeooo:rsid="004087d6" officeooo:paragraph-rsid="004087d6" style:font-weight-asian="bold" style:font-weight-complex="bold"/>
    </style:style>
    <style:style style:name="P7" style:family="paragraph" style:parent-style-name="Standard">
      <style:text-properties fo:font-weight="bold" officeooo:rsid="0049195f" officeooo:paragraph-rsid="0049195f" style:font-weight-asian="bold" style:font-weight-complex="bold"/>
    </style:style>
    <style:style style:name="P8" style:family="paragraph" style:parent-style-name="Standard">
      <style:text-properties fo:font-weight="normal" officeooo:rsid="001c9300" officeooo:paragraph-rsid="001c9300" style:font-weight-asian="normal" style:font-weight-complex="normal"/>
    </style:style>
    <style:style style:name="P9" style:family="paragraph" style:parent-style-name="Standard">
      <style:text-properties fo:font-weight="normal" officeooo:rsid="001e4fe8" officeooo:paragraph-rsid="001e4fe8" style:font-weight-asian="normal" style:font-weight-complex="normal"/>
    </style:style>
    <style:style style:name="P10" style:family="paragraph" style:parent-style-name="Standard">
      <style:text-properties fo:font-weight="normal" officeooo:rsid="002024d0" officeooo:paragraph-rsid="002024d0" style:font-weight-asian="normal" style:font-weight-complex="normal"/>
    </style:style>
    <style:style style:name="P11" style:family="paragraph" style:parent-style-name="Standard">
      <style:text-properties fo:font-weight="normal" officeooo:rsid="002024d0" officeooo:paragraph-rsid="002061ae" style:font-weight-asian="normal" style:font-weight-complex="normal"/>
    </style:style>
    <style:style style:name="P12" style:family="paragraph" style:parent-style-name="Standard">
      <style:text-properties fo:font-weight="normal" officeooo:rsid="002024d0" officeooo:paragraph-rsid="00445c5a" style:font-weight-asian="normal" style:font-weight-complex="normal"/>
    </style:style>
    <style:style style:name="P13" style:family="paragraph" style:parent-style-name="Standard">
      <style:text-properties fo:font-weight="normal" officeooo:rsid="00227a3d" officeooo:paragraph-rsid="00227a3d" style:font-weight-asian="normal" style:font-weight-complex="normal"/>
    </style:style>
    <style:style style:name="P14" style:family="paragraph" style:parent-style-name="Standard">
      <style:text-properties fo:font-weight="normal" officeooo:rsid="00227a3d" officeooo:paragraph-rsid="0023c4d5" style:font-weight-asian="normal" style:font-weight-complex="normal"/>
    </style:style>
    <style:style style:name="P15" style:family="paragraph" style:parent-style-name="Standard">
      <style:text-properties fo:font-weight="normal" officeooo:rsid="00227a3d" officeooo:paragraph-rsid="00360d47" style:font-weight-asian="normal" style:font-weight-complex="normal"/>
    </style:style>
    <style:style style:name="P16" style:family="paragraph" style:parent-style-name="Standard">
      <style:text-properties fo:font-weight="normal" officeooo:rsid="00227a3d" officeooo:paragraph-rsid="0035d43e" style:font-weight-asian="normal" style:font-weight-complex="normal"/>
    </style:style>
    <style:style style:name="P17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434f25" officeooo:paragraph-rsid="00434f25" style:font-weight-asian="normal" style:font-weight-complex="normal"/>
    </style:style>
    <style:style style:name="P18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c9300" officeooo:paragraph-rsid="001c9300" style:font-weight-asian="normal" style:font-weight-complex="normal"/>
    </style:style>
    <style:style style:name="P19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27a3d" officeooo:paragraph-rsid="0023c4d5" style:font-weight-asian="normal" style:font-weight-complex="normal"/>
    </style:style>
    <style:style style:name="P20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27a3d" officeooo:paragraph-rsid="005231b2" style:font-weight-asian="normal" style:font-weight-complex="normal"/>
    </style:style>
    <style:style style:name="P21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e4fe8" officeooo:paragraph-rsid="001e4fe8" style:font-weight-asian="normal" style:font-weight-complex="normal"/>
    </style:style>
    <style:style style:name="P22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024d0" officeooo:paragraph-rsid="002024d0" style:font-weight-asian="normal" style:font-weight-complex="normal"/>
    </style:style>
    <style:style style:name="P23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434f25" officeooo:paragraph-rsid="004922ac" style:font-weight-asian="normal" style:font-weight-complex="normal"/>
    </style:style>
    <style:style style:name="P24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b2a32" officeooo:paragraph-rsid="0023c4d5" style:font-weight-asian="normal" style:font-weight-complex="normal"/>
    </style:style>
    <style:style style:name="P25" style:family="paragraph" style:parent-style-name="Preformatted_20_Text">
      <style:text-properties officeooo:paragraph-rsid="00434f25"/>
    </style:style>
    <style:style style:name="P26" style:family="paragraph" style:parent-style-name="Preformatted_20_Text">
      <style:text-properties officeooo:paragraph-rsid="004922ac"/>
    </style:style>
    <style:style style:name="P27" style:family="paragraph" style:parent-style-name="Preformatted_20_Text">
      <style:text-properties officeooo:paragraph-rsid="005231b2"/>
    </style:style>
    <style:style style:name="P28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29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2f8313" style:font-weight-asian="normal" style:font-weight-complex="normal"/>
    </style:style>
    <style:style style:name="P30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30d663" style:font-weight-asian="normal" style:font-weight-complex="normal"/>
    </style:style>
    <style:style style:name="P31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38a909" style:font-weight-asian="normal" style:font-weight-complex="normal"/>
    </style:style>
    <style:style style:name="P32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3cabc3" style:font-weight-asian="normal" style:font-weight-complex="normal"/>
    </style:style>
    <style:style style:name="P33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5231b2" style:font-weight-asian="normal" style:font-weight-complex="normal"/>
    </style:style>
    <style:style style:name="P34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35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officeooo:paragraph-rsid="005231b2"/>
    </style:style>
    <style:style style:name="P36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weight="normal"/>
    </style:style>
    <style:style style:name="P37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weight="normal" officeooo:rsid="00227a3d" officeooo:paragraph-rsid="005231b2" style:font-weight-asian="normal" style:font-weight-complex="normal"/>
    </style:style>
    <style:style style:name="P38" style:family="paragraph" style:parent-style-name="Preformatted_20_Text">
      <style:paragraph-properties fo:margin-top="0cm" fo:margin-bottom="0.499cm" loext:contextual-spacing="false"/>
    </style:style>
    <style:style style:name="P39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monospace" fo:font-size="10.5pt" fo:letter-spacing="normal" fo:font-style="normal" fo:font-weight="normal" officeooo:rsid="00434f25" officeooo:paragraph-rsid="004922ac" style:font-weight-asian="normal" style:font-weight-complex="normal"/>
    </style:style>
    <style:style style:name="P40" style:family="paragraph" style:parent-style-name="Preformatted_20_Text">
      <style:paragraph-properties fo:margin-top="0cm" fo:margin-bottom="0.499cm" loext:contextual-spacing="false"/>
      <style:text-properties officeooo:paragraph-rsid="005231b2"/>
    </style:style>
    <style:style style:name="P41" style:family="paragraph" style:parent-style-name="Standard">
      <style:text-properties fo:font-weight="bold" officeooo:rsid="002024d0" officeooo:paragraph-rsid="002024d0" style:font-weight-asian="bold" style:font-weight-complex="bold"/>
    </style:style>
    <style:style style:name="P42" style:family="paragraph" style:parent-style-name="Standard">
      <style:text-properties fo:font-weight="bold" officeooo:rsid="001c9300" officeooo:paragraph-rsid="002180f9" style:font-weight-asian="bold" style:font-weight-complex="bold"/>
    </style:style>
    <style:style style:name="P43" style:family="paragraph" style:parent-style-name="Standard">
      <style:text-properties fo:font-weight="normal" officeooo:rsid="001e4fe8" officeooo:paragraph-rsid="001e4fe8" style:font-weight-asian="normal" style:font-weight-complex="normal"/>
    </style:style>
    <style:style style:name="P44" style:family="paragraph" style:parent-style-name="Standard">
      <style:text-properties fo:font-weight="normal" officeooo:rsid="002024d0" officeooo:paragraph-rsid="002061ae" style:font-weight-asian="normal" style:font-weight-complex="normal"/>
    </style:style>
    <style:style style:name="P45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49195f"/>
    </style:style>
    <style:style style:name="P46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b2a32" officeooo:paragraph-rsid="002061ae" style:font-weight-asian="normal" style:font-weight-complex="normal"/>
    </style:style>
    <style:style style:name="P47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061ae" officeooo:paragraph-rsid="002061ae" style:font-weight-asian="normal" style:font-weight-complex="normal"/>
    </style:style>
    <style:style style:name="P48" style:family="paragraph" style:parent-style-name="Preformatted_20_Text">
      <style:text-properties fo:font-weight="bold" officeooo:rsid="001bbd37" officeooo:paragraph-rsid="0049195f" style:font-weight-asian="bold" style:font-weight-complex="bold"/>
    </style:style>
    <style:style style:name="P49" style:family="paragraph" style:parent-style-name="Preformatted_20_Text">
      <style:text-properties officeooo:paragraph-rsid="002061ae"/>
    </style:style>
    <style:style style:name="P50" style:family="paragraph" style:parent-style-name="Preformatted_20_Text">
      <style:paragraph-properties fo:margin-top="0cm" fo:margin-bottom="0.499cm" loext:contextual-spacing="false"/>
    </style:style>
    <style:style style:name="P51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52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30d663" style:font-weight-asian="normal" style:font-weight-complex="normal"/>
    </style:style>
    <style:style style:name="P53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37b52b" style:font-weight-asian="normal" style:font-weight-complex="normal"/>
    </style:style>
    <style:style style:name="P54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T1" style:family="text">
      <style:text-properties officeooo:rsid="002180f9"/>
    </style:style>
    <style:style style:name="T2" style:family="text">
      <style:text-properties style:text-position="super 58%" officeooo:rsid="002180f9"/>
    </style:style>
    <style:style style:name="T3" style:family="text">
      <style:text-properties officeooo:rsid="0027a59d"/>
    </style:style>
    <style:style style:name="T4" style:family="text">
      <style:text-properties officeooo:rsid="002b8e04"/>
    </style:style>
    <style:style style:name="T5" style:family="text">
      <style:text-properties officeooo:rsid="002dedf2"/>
    </style:style>
    <style:style style:name="T6" style:family="text">
      <style:text-properties officeooo:rsid="002f8313"/>
    </style:style>
    <style:style style:name="T7" style:family="text">
      <style:text-properties officeooo:rsid="0030d663"/>
    </style:style>
    <style:style style:name="T8" style:family="text">
      <style:text-properties officeooo:rsid="0030f275"/>
    </style:style>
    <style:style style:name="T9" style:family="text">
      <style:text-properties officeooo:rsid="00352e7d"/>
    </style:style>
    <style:style style:name="T10" style:family="text">
      <style:text-properties officeooo:rsid="0037b52b"/>
    </style:style>
    <style:style style:name="T11" style:family="text">
      <style:text-properties officeooo:rsid="003a6330"/>
    </style:style>
    <style:style style:name="T12" style:family="text">
      <style:text-properties fo:font-variant="normal" fo:text-transform="none" fo:color="#000000" style:font-name="monospace" fo:font-size="10.5pt" fo:letter-spacing="normal" fo:font-style="normal"/>
    </style:style>
    <style:style style:name="T13" style:family="text">
      <style:text-properties fo:font-variant="normal" fo:text-transform="none" fo:color="#000000" style:font-name="monospace" fo:font-size="10.5pt" fo:letter-spacing="normal" fo:font-style="normal" officeooo:rsid="0040637a"/>
    </style:style>
    <style:style style:name="T14" style:family="text">
      <style:text-properties fo:font-variant="normal" fo:text-transform="none" fo:color="#000000" style:font-name="monospace" fo:font-size="10.5pt" fo:letter-spacing="normal" fo:font-style="normal" officeooo:rsid="00434f25" style:font-weight-asian="normal" style:font-weight-complex="normal"/>
    </style:style>
    <style:style style:name="T15" style:family="text">
      <style:text-properties fo:font-variant="normal" fo:text-transform="none" fo:color="#000000" style:font-name="monospace" fo:font-size="10.5pt" fo:letter-spacing="normal" fo:font-style="normal" officeooo:rsid="0045c128" style:font-weight-asian="normal" style:font-weight-complex="normal"/>
    </style:style>
    <style:style style:name="T16" style:family="text">
      <style:text-properties officeooo:rsid="0040637a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425701"/>
    </style:style>
    <style:style style:name="T19" style:family="text">
      <style:text-properties officeooo:rsid="004922ac"/>
    </style:style>
    <style:style style:name="T20" style:family="text">
      <style:text-properties officeooo:rsid="00494f8a"/>
    </style:style>
    <style:style style:name="T21" style:family="text">
      <style:text-properties officeooo:rsid="004b482c"/>
    </style:style>
    <style:style style:name="T22" style:family="text">
      <style:text-properties officeooo:rsid="004de4f7"/>
    </style:style>
    <style:style style:name="T23" style:family="text">
      <style:text-properties officeooo:rsid="0050da75"/>
    </style:style>
    <style:style style:name="T24" style:family="text">
      <style:text-properties officeooo:rsid="0051e07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ataset Characterstics:</text:p>
      <text:p text:style-name="P7"/>
      <text:p text:style-name="P7">1. Tags and Their Frequencies</text:p>
      <text:p text:style-name="P7"/>
      <text:p text:style-name="P45">{'LOC_Event': 1284, 'PER_Others': 1910, 'ORG_Accused': 550, 'LOC_Others': 1422, 'PER_Accused': 451, 'LOC_Accused': 114, 'PER_Victim': 353, 'ORG_Victim': 150, 'LOC_Victim': 53, 'ORG_Others': 1769}</text:p>
      <text:p text:style-name="P48"/>
      <text:p text:style-name="P1">Hidden Markov Model Based Named Entity Recognition</text:p>
      <text:p text:style-name="P1"/>
      <text:p text:style-name="P2">Experiment 1: <text:span text:style-name="T1">No Feature. 1</text:span><text:span text:style-name="T2">st</text:span><text:span text:style-name="T1"> order markov order</text:span></text:p>
      <text:p text:style-name="P2"/>
      <text:p text:style-name="P8">Hidden states:</text:p>
      <text:p text:style-name="P8">Output:</text:p>
      <text:p text:style-name="P8">N-gram:</text:p>
      <text:p text:style-name="P8">Dealing with Unknowns:</text:p>
      <text:p text:style-name="P8">Probability Calculations:</text:p>
      <text:p text:style-name="P8"/>
      <text:p text:style-name="P18">&lt;HiddenMarkovModelTagger 1<text:span text:style-name="T8">0</text:span> states and 20252 output symbols&gt;</text:p>
      <text:p text:style-name="P28"/>
      <text:p text:style-name="P28">['ORG_Others', 'PER_Others', 'LOC_Event', 'PER_Victim', 'LOC_Others', 'PER_Accused', 'ORG_Victim', 'ORG_Accused', 'LOC_Accused', 'LOC_Victim']</text:p>
      <text:p text:style-name="P8"/>
      <text:p text:style-name="P9">For few documents, Number of tags and words are different.</text:p>
      <text:p text:style-name="P9"/>
      <text:p text:style-name="P21">======= Accuracy Class Wise =====================</text:p>
      <text:p text:style-name="P34"/>
      <text:p text:style-name="P28">Class <text:s text:c="3"/><text:tab/><text:tab/>Matched <text:tab/>Total <text:tab/>%</text:p>
      <text:p text:style-name="P28">--------------------------------------------</text:p>
      <text:p text:style-name="P28">PER_Others: <text:tab/>156 <text:tab/><text:tab/>1988 <text:tab/><text:tab/>7.8<text:span text:style-name="T22">5%</text:span></text:p>
      <text:p text:style-name="Preformatted_20_Text">PER_Victim: <text:tab/>21 <text:tab/><text:tab/>368 <text:tab/><text:tab/>5.7<text:span text:style-name="T22">1%</text:span></text:p>
      <text:p text:style-name="Preformatted_20_Text">PER_Accused: <text:tab/>63 <text:tab/><text:tab/>743 <text:tab/><text:tab/>8.4<text:span text:style-name="T22">8%</text:span></text:p>
      <text:p text:style-name="Preformatted_20_Text">ORG_Victim: <text:tab/>12 <text:tab/><text:tab/>96 <text:tab/><text:tab/>12.5%</text:p>
      <text:p text:style-name="Preformatted_20_Text">ORG_Accused: <text:tab/>109 <text:tab/><text:tab/>537 <text:tab/><text:tab/>20.<text:span text:style-name="T22">30</text:span>%</text:p>
      <text:p text:style-name="Preformatted_20_Text">ORG_Others: <text:tab/>246 <text:tab/><text:tab/>2340 <text:tab/><text:tab/>10.51%</text:p>
      <text:p text:style-name="Preformatted_20_Text">LOC_Accused: <text:tab/>0 <text:tab/><text:tab/>145 <text:tab/><text:tab/>0.0%</text:p>
      <text:p text:style-name="Preformatted_20_Text">LOC_Others: <text:tab/>198 <text:tab/><text:tab/>1762 <text:tab/><text:tab/>11.2<text:span text:style-name="T22">4</text:span>%</text:p>
      <text:p text:style-name="Preformatted_20_Text">LOC_Event: <text:tab/><text:tab/>154 <text:tab/><text:tab/>1111 <text:tab/><text:tab/>13.86%</text:p>
      <text:p text:style-name="P38">LOC_Victim: <text:tab/>0 29 0.0%</text:p>
      <text:p text:style-name="P28"/>
      <text:p text:style-name="P9"/>
      <text:p text:style-name="P30">Average Accuracy: <text:span text:style-name="T7">9.04%</text:span></text:p>
      <text:p text:style-name="P30"/>
      <text:p text:style-name="P30"/>
      <text:p text:style-name="P30"/>
      <text:p text:style-name="P42"/>
      <text:p text:style-name="P9"/>
      <text:p text:style-name="P3"/>
      <text:p text:style-name="P3">CRF</text:p>
      <text:p text:style-name="P3"/>
      <text:p text:style-name="P10"><text:span text:style-name="T4">1. </text:span>Using NLTK</text:p>
      <text:p text:style-name="P10"/>
      <text:p text:style-name="P10"/>
      <text:p text:style-name="P47">======= Accuracy Class Wise =====================</text:p>
      <text:p text:style-name="P34"/>
      <text:p text:style-name="P28"><text:soft-page-break/>Class <text:s text:c="3"/><text:tab/><text:tab/>Matched <text:tab/>Total <text:tab/>%</text:p>
      <text:p text:style-name="P28">--------------------------</text:p>
      <text:p text:style-name="P28">PER_Others: 1257 1702 73.85%</text:p>
      <text:p text:style-name="Preformatted_20_Text">PER_Victim: 28 268 10.4<text:span text:style-name="T21">5</text:span>%</text:p>
      <text:p text:style-name="Preformatted_20_Text">PER_Accused: 205 599 34.22%</text:p>
      <text:p text:style-name="Preformatted_20_Text">ORG_Victim: 0 81 0.0%</text:p>
      <text:p text:style-name="Preformatted_20_Text">ORG_Accused: 379 546 69.41%</text:p>
      <text:p text:style-name="Preformatted_20_Text">ORG_Others: 1289 2015 63.97%</text:p>
      <text:p text:style-name="Preformatted_20_Text">LOC_Accused: 0 120 0.0%</text:p>
      <text:p text:style-name="Preformatted_20_Text">LOC_Others: 961 1743 55.13%</text:p>
      <text:p text:style-name="Preformatted_20_Text">LOC_Event: 475 1100 43.18%</text:p>
      <text:p text:style-name="P38">LOC_Victim: 0 27 0.0%</text:p>
      <text:p text:style-name="P11"/>
      <text:p text:style-name="P53">Average Accuracy: <text:span text:style-name="T10">35.02%</text:span></text:p>
      <text:p text:style-name="P10"/>
      <text:p text:style-name="P10"><text:span text:style-name="T4">2. </text:span>Using CRFSuite</text:p>
      <text:p text:style-name="P10"/>
      <text:p text:style-name="P17">======= Accuracy Class Wise =====================</text:p>
      <text:p text:style-name="P17"/>
      <text:p text:style-name="P17">Class <text:s text:c="3"/>Matched Total %</text:p>
      <text:p text:style-name="P17">--------------------------</text:p>
      <text:p text:style-name="P23">PER_Others: 1278 1669 76.57%</text:p>
      <text:p text:style-name="P26">PER_Victim: 58 211 27.48%</text:p>
      <text:p text:style-name="P26">PER_Accused: 291 504 57.7<text:span text:style-name="T19">4</text:span>%</text:p>
      <text:p text:style-name="P26">ORG_Victim: 3 45 6.6<text:span text:style-name="T19">7</text:span>%</text:p>
      <text:p text:style-name="P26">ORG_Accused: 431 528 81.6<text:span text:style-name="T19">3</text:span>%</text:p>
      <text:p text:style-name="P26">ORG_Others: 1277 1957 65.25%</text:p>
      <text:p text:style-name="P26">LOC_Accused: 7 80 8.75%</text:p>
      <text:p text:style-name="P26">LOC_Others: 1000 1625 61.5<text:span text:style-name="T19">4</text:span>%</text:p>
      <text:p text:style-name="P26">LOC_Event: 517 1168 44.26%</text:p>
      <text:p text:style-name="P39">LOC_Victim: 2 41 4.8<text:span text:style-name="T19">8</text:span>%</text:p>
      <text:p text:style-name="P17">Avg Accuracy = <text:span text:style-name="T20">43.48</text:span>%</text:p>
      <text:p text:style-name="P25"/>
      <text:p text:style-name="P17"/>
      <text:p text:style-name="P10"/>
      <text:p text:style-name="P10"><text:span text:style-name="T4">3. </text:span>Adding <text:span text:style-name="T18">Entity Score to CRF with word score calculated using word frequency and position</text:span>:</text:p>
      <text:p text:style-name="P10"/>
      <text:p text:style-name="P12"><draw:frame draw:style-name="fr1" draw:name="Object2" text:anchor-type="as-char" svg:y="-0.386cm" svg:width="12.862cm" svg:height="0.54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0"/>
      <text:p text:style-name="P10"/>
      <text:p text:style-name="P22">======= Accuracy Class Wise =====================</text:p>
      <text:p text:style-name="P34"/>
      <text:p text:style-name="P28">Class <text:s text:c="3"/>Matched Total %</text:p>
      <text:p text:style-name="P28">--------------------------</text:p>
      <text:p text:style-name="P28">PER_Others: 1174 1629 72% PER_Victim: 64 229 27%</text:p>
      <text:p text:style-name="P28">PER_Accused: 355 884 40% ORG_Victim: 3 57 5%</text:p>
      <text:p text:style-name="P28">ORG_Accused: 394 546 72% ORG_Others: 1137 2199 51%</text:p>
      <text:p text:style-name="P28">LOC_Accused: 1 160 0% LOC_Others: 868 1640 52%</text:p>
      <text:p text:style-name="P36"><text:span text:style-name="T12">LOC_Event: 456 1106 41% LOC_Victim: 3 31 9% </text:span><text:span text:style-name="T14">Avg Accuracy = </text:span><text:span text:style-name="T15">36.2%</text:span></text:p>
      <text:p text:style-name="P4">LSTM</text:p>
      <text:p text:style-name="P4"/>
      <text:p text:style-name="P13">With word embedding created using Glove from dataset itself.</text:p>
      <text:p text:style-name="P13"/>
      <text:p text:style-name="P15">With <text:span text:style-name="T9">pre treained Golve </text:span>word embedding taken from <text:span text:style-name="T9">Stannford NLP</text:span>.</text:p>
      <text:p text:style-name="P4"/>
      <text:p text:style-name="P4">BLSTM<text:span text:style-name="T3">+Softmax</text:span></text:p>
      <text:p text:style-name="P4"><text:soft-page-break/></text:p>
      <text:p text:style-name="P14"><text:span text:style-name="T16">1. </text:span>With word embedding created using Glove from dataset itself.</text:p>
      <text:p text:style-name="P14"/>
      <text:p text:style-name="P24"/>
      <text:p text:style-name="P32"/>
      <text:p text:style-name="P16"><text:span text:style-name="T16">2. </text:span>With <text:span text:style-name="T9">pre treained Golve </text:span>word embedding taken from <text:span text:style-name="T9">Stannford NLP</text:span>.</text:p>
      <text:p text:style-name="P16"/>
      <text:p text:style-name="P20">======= Accuracy Class Wise =====================</text:p>
      <text:p text:style-name="P35"/>
      <text:p text:style-name="P37">Class <text:s text:c="3"/>Matched Total %</text:p>
      <text:p text:style-name="P27">--------------------------</text:p>
      <text:p text:style-name="P27">PER_Others: 659 787 83.73%</text:p>
      <text:p text:style-name="P27">PER_Victim: 46 95 48.42%</text:p>
      <text:p text:style-name="P27">PER_Accused: 169 252 67.06%</text:p>
      <text:p text:style-name="P27">ORG_Victim: 2 31 6.45%</text:p>
      <text:p text:style-name="P27">ORG_Accused: 216 287 75.26%</text:p>
      <text:p text:style-name="P27">ORG_Others: 766 1042 73.51%</text:p>
      <text:p text:style-name="P27">LOC_Accused: 3 41 7.3<text:span text:style-name="T23">2</text:span>%</text:p>
      <text:p text:style-name="P27">LOC_Others: 593 936 63.35%</text:p>
      <text:p text:style-name="P27">LOC_Event: 385 700 55.0%</text:p>
      <text:p text:style-name="P40">LOC_Victim: 3 24 12.5%</text:p>
      <text:p text:style-name="P37"/>
      <text:p text:style-name="P33"><text:span text:style-name="T13">Average Accuracy: </text:span><text:span text:style-name="T24">49.26%</text:span></text:p>
      <text:p text:style-name="P4"/>
      <text:p text:style-name="P4"/>
      <text:p text:style-name="P4">BLSTM + CRF</text:p>
      <text:p text:style-name="P4"/>
      <text:p text:style-name="P14"><text:span text:style-name="T5">1. </text:span>With word embedding created using Glove from dataset itself.</text:p>
      <text:p text:style-name="P14"/>
      <text:p text:style-name="P19">======= Accuracy Class Wise =====================</text:p>
      <text:p text:style-name="P34"/>
      <text:p text:style-name="P28">Class <text:s text:c="3"/>Matched Total %</text:p>
      <text:p text:style-name="P28">--------------------------</text:p>
      <text:p text:style-name="P28">PER_Others: 665 823 80%</text:p>
      <text:p text:style-name="P28">PER_Victim: 28 182 15%</text:p>
      <text:p text:style-name="P28">PER_Accused: 161 428 37%</text:p>
      <text:p text:style-name="P28">ORG_Victim: 0 34 0%</text:p>
      <text:p text:style-name="P28">ORG_Accused: 238 317 75%</text:p>
      <text:p text:style-name="P28">ORG_Others: 662 1145 57%</text:p>
      <text:p text:style-name="P28">LOC_Accused: 3 75 4%</text:p>
      <text:p text:style-name="P28">LOC_Others: 550 907 60%</text:p>
      <text:p text:style-name="P28">LOC_Event: 234 680 34%</text:p>
      <text:p text:style-name="P28">LOC_Victim: 0 12 0%</text:p>
      <text:p text:style-name="P14"/>
      <text:p text:style-name="P31">Average Accuracy: <text:span text:style-name="T11">36.2%</text:span></text:p>
      <text:p text:style-name="P14"/>
      <text:p text:style-name="P14"><text:span text:style-name="T5">2. </text:span>With <text:span text:style-name="T9">pre treained Golve </text:span>word embedding taken from <text:span text:style-name="T9">Stannford NLP</text:span>.</text:p>
      <text:p text:style-name="P14"/>
      <text:p text:style-name="P19">======= Accuracy Class Wise =====================</text:p>
      <text:p text:style-name="P34"/>
      <text:p text:style-name="P28">Class <text:s text:c="3"/><text:tab/><text:tab/>Matched <text:tab/>Total <text:tab/>%</text:p>
      <text:p text:style-name="P28">------------------------------------------</text:p>
      <text:p text:style-name="P28">PER_Others: <text:tab/>662 <text:tab/><text:tab/>823 <text:tab/><text:tab/>80%</text:p>
      <text:p text:style-name="P28">PER_Victim: <text:tab/>42 <text:tab/><text:tab/>182 <text:tab/><text:tab/>23%</text:p>
      <text:p text:style-name="P28">PER_Accused: <text:tab/>253 <text:tab/><text:tab/>428 <text:tab/><text:tab/>59%</text:p>
      <text:p text:style-name="P28">ORG_Victim: <text:tab/>3 <text:tab/><text:tab/>34 <text:tab/><text:tab/>8%</text:p>
      <text:p text:style-name="P28">ORG_Accused: <text:tab/>245 <text:tab/><text:tab/>317 <text:tab/><text:tab/>77%</text:p>
      <text:p text:style-name="P28"><text:soft-page-break/>ORG_Others: <text:tab/>688 <text:tab/><text:tab/>1145 <text:tab/><text:tab/>60%</text:p>
      <text:p text:style-name="P28">LOC_Accused: <text:tab/>1 <text:tab/><text:tab/>75 <text:tab/><text:tab/>1%</text:p>
      <text:p text:style-name="P28">LOC_Others: <text:tab/>489 <text:tab/><text:tab/>907 <text:tab/><text:tab/>53%</text:p>
      <text:p text:style-name="P28">LOC_Event: <text:tab/><text:tab/>371 <text:tab/><text:tab/>680 <text:tab/><text:tab/>54%</text:p>
      <text:p text:style-name="P28">LOC_Victim: <text:tab/>0 <text:tab/><text:tab/>12 <text:tab/><text:tab/>0%</text:p>
      <text:p text:style-name="P14"/>
      <text:p text:style-name="P29">Average Accuracy: <text:span text:style-name="T6">40%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Analysis of Dataset and Results</text:p>
      <text:p text:style-name="P5"/>
      <text:p text:style-name="P6">1. Context Keyword: <text:span text:style-name="T17">Context keyword plays an important role in identifying the tag. In our dataset there is a high overlapping of surrounding words for ‘relevant’ and ‘non-relevant’ entiti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3:05:35.994846644</meta:creation-date>
    <meta:generator>LibreOffice/5.1.6.2$Linux_X86_64 LibreOffice_project/10m0$Build-2</meta:generator>
    <dc:date>2018-05-23T12:00:44.736074202</dc:date>
    <meta:editing-duration>P3DT7H58M10S</meta:editing-duration>
    <meta:editing-cycles>62</meta:editing-cycles>
    <meta:document-statistic meta:table-count="0" meta:image-count="0" meta:object-count="1" meta:page-count="4" meta:paragraph-count="121" meta:word-count="573" meta:character-count="4109" meta:non-whitespace-character-count="3525"/>
  </office:meta>
</office:document-meta>
</file>

<file path=Object 2/content.xml><?xml version="1.0" encoding="utf-8"?>
<math xmlns="http://www.w3.org/1998/Math/MathML" display="block">
  <semantics>
    <mrow>
      <mrow>
        <msub>
          <mi mathvariant="italic">word</mi>
          <mi mathvariant="italic">score</mi>
        </msub>
        <mo stretchy="false">=</mo>
        <msub>
          <mi>log</mi>
          <mn>10</mn>
        </msub>
      </mrow>
      <mrow>
        <mo fence="true" stretchy="false">(</mo>
        <mrow>
          <mrow>
            <mrow>
              <mo fence="true" stretchy="false">(</mo>
              <mrow>
                <mrow>
                  <mn>1</mn>
                  <mo stretchy="false">+</mo>
                  <mrow>
                    <msub>
                      <mi mathvariant="italic">word</mi>
                      <mi mathvariant="italic">freq</mi>
                    </msub>
                    <mo stretchy="false">/</mo>
                    <msub>
                      <mi mathvariant="italic">word</mi>
                      <mi mathvariant="italic">total</mi>
                    </msub>
                  </mrow>
                </mrow>
              </mrow>
              <mo fence="true" stretchy="false">)</mo>
            </mrow>
            <mo stretchy="false">∗</mo>
            <mrow>
              <mo fence="true" stretchy="false">(</mo>
              <mrow>
                <mrow>
                  <mn>1</mn>
                  <mo stretchy="false">+</mo>
                  <msub>
                    <mi mathvariant="italic">word</mi>
                    <mi mathvariant="italic">total</mi>
                  </msub>
                  <mo stretchy="false">−</mo>
                  <msub>
                    <mi mathvariant="italic">word</mi>
                    <mi mathvariant="italic">position</mi>
                  </msub>
                </mrow>
              </mrow>
              <mo fence="true" stretchy="false">)</mo>
            </mrow>
            <mo stretchy="false">/</mo>
            <msub>
              <mi mathvariant="italic">word</mi>
              <mi mathvariant="italic">total</mi>
            </msub>
          </mrow>
        </mrow>
        <mo fence="true" stretchy="false">)</mo>
      </mrow>
    </mrow>
    <annotation encoding="StarMath 5.0">word_score = log_10((1+ word_freq/word_total) * (1+word_total - word_position)/word_total) </annotation>
  </semantics>
</math>
</file>